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 Condensed" fo:font-size="96pt" fo:font-weight="bold" officeooo:rsid="000e6c5b" officeooo:paragraph-rsid="000e6c5b" style:font-size-asian="96pt" style:font-weight-asian="bold" style:font-size-complex="9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size="80pt" style:text-underline-style="solid" style:text-underline-width="auto" style:text-underline-color="font-color" fo:font-weight="normal" officeooo:rsid="000e6c5b" officeooo:paragraph-rsid="000e6c5b" style:font-size-asian="80pt" style:font-weight-asian="normal" style:font-size-complex="8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size="80pt" fo:font-weight="normal" officeooo:rsid="000e6c5b" officeooo:paragraph-rsid="000e6c5b" style:font-size-asian="80pt" style:font-weight-asian="normal" style:font-size-complex="80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e6c5b"/>
    </style:style>
    <style:style style:name="P5" style:family="paragraph" style:parent-style-name="Standard">
      <style:paragraph-properties fo:text-align="center" style:justify-single-word="false"/>
      <style:text-properties officeooo:paragraph-rsid="000f782b"/>
    </style:style>
    <style:style style:name="P6" style:family="paragraph" style:parent-style-name="Standard">
      <style:paragraph-properties fo:text-align="center" style:justify-single-word="false"/>
      <style:text-properties style:font-name="Roboto Condensed" fo:font-size="48pt" style:text-underline-style="solid" style:text-underline-width="auto" style:text-underline-color="font-color" fo:font-weight="normal" officeooo:rsid="000e6c5b" officeooo:paragraph-rsid="000e6c5b" style:font-size-asian="48pt" style:font-weight-asian="normal" style:font-size-complex="4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Roboto Condensed" fo:font-size="80pt" fo:font-weight="normal" officeooo:rsid="000f782b" style:font-size-asian="80pt" style:font-weight-asian="normal" style:font-size-complex="80pt" style:font-weight-complex="normal"/>
    </style:style>
    <style:style style:name="T3" style:family="text">
      <style:text-properties style:font-name="Roboto Condensed" fo:font-size="80pt" fo:font-weight="normal" officeooo:rsid="000e6c5b" style:font-size-asian="80pt" style:font-weight-asian="normal" style:font-size-complex="80pt" style:font-weight-complex="normal"/>
    </style:style>
    <style:style style:name="T4" style:family="text">
      <style:text-properties style:font-name="Roboto Condensed" fo:font-size="80pt" style:font-size-asian="80pt" style:font-size-complex="80pt"/>
    </style:style>
    <style:style style:name="T5" style:family="text">
      <style:text-properties style:font-name="Roboto Condensed" fo:font-size="80pt" officeooo:rsid="000f782b" style:font-size-asian="80pt" style:font-size-complex="80pt"/>
    </style:style>
    <style:style style:name="T6" style:family="text">
      <style:text-properties officeooo:rsid="000f78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Fi (<text:span text:style-name="T6">~</text:span>web <text:span text:style-name="T1">only</text:span>)</text:p>
      <text:p text:style-name="P6"/>
      <text:p text:style-name="P3"><text:span text:style-name="T1">SSID :</text:span> « PolytechGuest »</text:p>
      <text:p text:style-name="P3"/>
      <text:p text:style-name="P2">password :</text:p>
      <text:p text:style-name="P4"><text:span text:style-name="T2">M</text:span><text:span text:style-name="T3">onday : </text:span><text:span text:style-name="Emphasis"><text:span text:style-name="T4">pym1qomi</text:span></text:span></text:p>
      <text:p text:style-name="P5"><text:span text:style-name="Emphasis"><text:span text:style-name="T5">T</text:span></text:span><text:span text:style-name="Emphasis"><text:span text:style-name="T4">uesday : jypo3eme</text:span></text:span></text:p>
      <text:p text:style-name="P5"><text:span text:style-name="Emphasis"><text:span text:style-name="T5">W</text:span></text:span><text:span text:style-name="Emphasis"><text:span text:style-name="T4">ednesday : vefifU3y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8T07:52:15.027959824</meta:creation-date>
    <dc:date>2022-06-22T13:22:26.061949292</dc:date>
    <meta:editing-duration>PT51M44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1" meta:paragraph-count="6" meta:word-count="19" meta:character-count="105" meta:non-whitespace-character-count="92"/>
  </office:meta>
</office:document-meta>
</file>